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Consolas, " svg:font-family="'Consolas,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, " fo:background-color="#fffffe"/>
    </style:style>
    <style:style style:name="P2" style:family="paragraph" style:parent-style-name="Standard">
      <style:text-properties fo:color="#008080" style:font-name="Consolas, " fo:background-color="#fffffe"/>
    </style:style>
    <style:style style:name="P3" style:family="paragraph" style:parent-style-name="Standard">
      <style:text-properties fo:color="#0000ff" style:font-name="Consolas, " fo:background-color="#fffff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>
      <style:text-properties officeooo:rsid="00036256" officeooo:paragraph-rsid="00036256"/>
    </style:style>
    <style:style style:name="P18" style:family="paragraph" style:parent-style-name="Text_20_body">
      <style:text-properties officeooo:rsid="00059d3c" officeooo:paragraph-rsid="00059d3c" fo:background-color="#ffff00"/>
    </style:style>
    <style:style style:name="P19" style:family="paragraph" style:parent-style-name="Text_20_body">
      <style:text-properties fo:background-color="#ffff00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7">
      <style:paragraph-properties fo:margin-top="0cm" fo:margin-bottom="0cm" loext:contextual-spacing="false"/>
    </style:style>
    <style:style style:name="P25" style:family="paragraph" style:parent-style-name="Text_20_body" style:list-style-name="L9">
      <style:paragraph-properties fo:margin-top="0cm" fo:margin-bottom="0cm" loext:contextual-spacing="false"/>
    </style:style>
    <style:style style:name="P26" style:family="paragraph" style:parent-style-name="Text_20_body" style:list-style-name="L10">
      <style:paragraph-properties fo:margin-top="0cm" fo:margin-bottom="0cm" loext:contextual-spacing="false"/>
    </style:style>
    <style:style style:name="P27" style:family="paragraph" style:parent-style-name="Text_20_body" style:list-style-name="L13">
      <style:paragraph-properties fo:margin-top="0cm" fo:margin-bottom="0cm" loext:contextual-spacing="false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016d59"/>
    </style:style>
    <style:style style:name="P29" style:family="paragraph" style:parent-style-name="Text_20_body">
      <style:paragraph-properties fo:margin-top="0cm" fo:margin-bottom="0cm" loext:contextual-spacing="false"/>
      <style:text-properties officeooo:paragraph-rsid="00036256"/>
    </style:style>
    <style:style style:name="P30" style:family="paragraph" style:parent-style-name="Text_20_body">
      <style:paragraph-properties fo:margin-top="0cm" fo:margin-bottom="0cm" loext:contextual-spacing="false"/>
      <style:text-properties fo:background-color="#ffff00"/>
    </style:style>
    <style:style style:name="P31" style:family="paragraph" style:parent-style-name="Text_20_body" style:list-style-name="L5">
      <style:paragraph-properties fo:margin-top="0cm" fo:margin-bottom="0cm" loext:contextual-spacing="false"/>
      <style:text-properties officeooo:rsid="000392f9" officeooo:paragraph-rsid="000392f9" fo:background-color="#ffff00"/>
    </style:style>
    <style:style style:name="P32" style:family="paragraph" style:parent-style-name="Text_20_body">
      <style:paragraph-properties fo:margin-top="0cm" fo:margin-bottom="0cm" loext:contextual-spacing="false"/>
      <style:text-properties officeooo:paragraph-rsid="0005972c"/>
    </style:style>
    <style:style style:name="T1" style:family="text">
      <style:text-properties fo:color="#9b51e0"/>
    </style:style>
    <style:style style:name="T2" style:family="text">
      <style:text-properties fo:color="#9b51e0" fo:background-color="#ffff00" loext:char-shading-value="0"/>
    </style:style>
    <style:style style:name="T3" style:family="text">
      <style:text-properties fo:color="#2d04f8"/>
    </style:style>
    <style:style style:name="T4" style:family="text">
      <style:text-properties fo:color="#2e07ee"/>
    </style:style>
    <style:style style:name="T5" style:family="text">
      <style:text-properties fo:color="#4c2bd3"/>
    </style:style>
    <style:style style:name="T6" style:family="text">
      <style:text-properties fo:color="#1e4ede"/>
    </style:style>
    <style:style style:name="T7" style:family="text">
      <style:text-properties fo:color="#2724cf"/>
    </style:style>
    <style:style style:name="T8" style:family="text">
      <style:text-properties fo:color="#2724cf" fo:background-color="#ffff00" loext:char-shading-value="0"/>
    </style:style>
    <style:style style:name="T9" style:family="text">
      <style:text-properties officeooo:rsid="00016d59"/>
    </style:style>
    <style:style style:name="T10" style:family="text">
      <style:text-properties officeooo:rsid="00036256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036256" fo:background-color="#ffff00" loext:char-shading-value="0"/>
    </style:style>
    <style:style style:name="T14" style:family="text">
      <style:text-properties officeooo:rsid="0005972c" fo:background-color="#ffff00" loext:char-shading-value="0"/>
    </style:style>
    <style:style style:name="T15" style:family="text">
      <style:text-properties fo:color="#0000ff"/>
    </style:style>
    <style:style style:name="T16" style:family="text">
      <style:text-properties fo:color="#098658"/>
    </style:style>
    <style:style style:name="T17" style:family="text">
      <style:text-properties fo:color="#098658" officeooo:rsid="00036256"/>
    </style:style>
    <style:style style:name="T18" style:family="text">
      <style:text-properties fo:color="#4864aa"/>
    </style:style>
    <style:style style:name="T19" style:family="text">
      <style:text-properties fo:color="#808080"/>
    </style:style>
    <style:style style:name="T20" style:family="text">
      <style:text-properties officeooo:rsid="00041a4d"/>
    </style:style>
    <style:style style:name="T21" style:family="text">
      <style:text-properties officeooo:rsid="0005972c"/>
    </style:style>
    <style:style style:name="T22" style:family="text">
      <style:text-properties officeooo:rsid="00059d3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this article, we will see the memory layout of different C++ Object. And how different storage &amp; access specifiers affect this memory footprint. I am not going to discuss compiler augmented code, name mangling &amp; working of any C++ mechanism related to memory as it is compiler &amp; architecture-dependent. To keep this further simple, I have <text:span text:style-name="T12">considered the standard </text:span><text:a xlink:type="simple" xlink:href="http://www.vishalchovatiya.com/how-c-program-convert-into-assembly/" office:target-frame-name="_blank" xlink:show="new" text:style-name="Internet_20_link" text:visited-style-name="Visited_20_Internet_20_Link"><text:span text:style-name="T2">stack growth direction</text:span></text:a><text:span text:style-name="T12"> i.e. downwards.</text:span> And with the same, <text:span text:style-name="T12">data members are represented inverted in memory</text:span>(thanks to <text:span text:style-name="T1">Thomas Vermeilh</text:span> for pointing that out), that too I have <text:span text:style-name="T12">ignored </text:span><text:span text:style-name="T13">(check c to asm example below)</text:span> for simplicity. Although if you want to play around with the same, you can refer to this <text:a xlink:type="simple" xlink:href="https://godbolt.org/z/NTZ5Z5" office:target-frame-name="_blank" xlink:show="new" text:style-name="Internet_20_link" text:visited-style-name="Visited_20_Internet_20_Link"><text:span text:style-name="T1">link</text:span></text:a>.</text:p>
      <text:p text:style-name="P17">C:</text:p>
      <text:p text:style-name="P1"><text:span text:style-name="T15">struct</text:span> x{</text:p>
      <text:p text:style-name="P1"><text:span text:style-name="T15">int</text:span> a=<text:span text:style-name="T16">5</text:span>;</text:p>
      <text:p text:style-name="P1"><text:span text:style-name="T15">int</text:span> b=<text:span text:style-name="T16">10</text:span>;</text:p>
      <text:p text:style-name="P1">};</text:p>
      <text:p text:style-name="Standard"/>
      <text:p text:style-name="P1"><text:span text:style-name="T15">void</text:span> print(){</text:p>
      <text:p text:style-name="P1">x o;</text:p>
      <text:p text:style-name="P1">}</text:p>
      <text:p text:style-name="P1"/>
      <text:p text:style-name="P17">ASM:</text:p>
      <text:p text:style-name="P2">print():</text:p>
      <text:p text:style-name="P1"><text:span text:style-name="T15">push</text:span> <text:span text:style-name="T18">rbp</text:span></text:p>
      <text:p text:style-name="P1"><text:span text:style-name="T15">mov</text:span> <text:span text:style-name="T18">rbp</text:span>, <text:span text:style-name="T18">rsp</text:span></text:p>
      <text:p text:style-name="P1"><text:span text:style-name="T15">mov</text:span> <text:span text:style-name="T19">DWORD</text:span> <text:span text:style-name="T19">PTR</text:span> [<text:span text:style-name="T18">rbp</text:span>-<text:span text:style-name="T16">8</text:span>], <text:span text:style-name="T16">5<text:tab/><text:tab/><text:tab/>//</text:span><text:span text:style-name="T17">Var a is stored at lower</text:span></text:p>
      <text:p text:style-name="P1"><text:span text:style-name="T15">mov</text:span> <text:span text:style-name="T19">DWORD</text:span> <text:span text:style-name="T19">PTR</text:span> [<text:span text:style-name="T18">rbp</text:span>-<text:span text:style-name="T16">4</text:span>], <text:span text:style-name="T16">10<text:tab/><text:tab/>//</text:span><text:span text:style-name="T17">addr (i.e. top of stack)</text:span></text:p>
      <text:p text:style-name="P3">nop</text:p>
      <text:p text:style-name="P1"><text:span text:style-name="T15">pop</text:span> <text:span text:style-name="T18">rbp</text:span></text:p>
      <text:p text:style-name="P3">ret</text:p>
      <text:p text:style-name="Text_20_body"/>
      <text:p text:style-name="Text_20_body">So, in nutshell, it’s just all about <text:span text:style-name="Strong_20_Emphasis"><text:span text:style-name="Emphasis">“How different objects are laid out in memory?”</text:span></text:span></text:p>
      <text:section text:style-name="Sect1" text:name="toc_container">
        <text:p text:style-name="Text_20_body">Contents [<text:a xlink:type="simple" xlink:href="http://www.vishalchovatiya.com/memory-layout-of-cpp-object/#" text:style-name="Internet_20_link" text:visited-style-name="Visited_20_Internet_20_Link">hide</text:a>]</text:p>
        <text:list xml:id="list48605962" text:style-name="L1">
          <text:list-item>
            <text:p text:style-name="P21"><text:a xlink:type="simple" xlink:href="http://www.vishalchovatiya.com/memory-layout-of-cpp-object/#Memory_Layout_of_Simple_Non-Polymorphic_Object_in_C" text:style-name="Internet_20_link" text:visited-style-name="Visited_20_Internet_20_Link">1 Memory Layout of Simple &amp; Non-Polymorphic Object in C++</text:a></text:p>
          </text:list-item>
          <text:list-item>
            <text:p text:style-name="P21"><text:a xlink:type="simple" xlink:href="http://www.vishalchovatiya.com/memory-layout-of-cpp-object/#Layout_of_an_Object_With_Virtual_Function_Static_Data_Member" text:style-name="Internet_20_link" text:visited-style-name="Visited_20_Internet_20_Link">2 Layout of an Object With Virtual Function &amp; Static Data Member</text:a></text:p>
          </text:list-item>
          <text:list-item>
            <text:p text:style-name="P21"><text:a xlink:type="simple" xlink:href="http://www.vishalchovatiya.com/memory-layout-of-cpp-object/#Layout_of_C_Object_With_Inheritance" text:style-name="Internet_20_link" text:visited-style-name="Visited_20_Internet_20_Link">3 Layout of C++ Object With Inheritance</text:a></text:p>
          </text:list-item>
          <text:list-item>
            <text:p text:style-name="P21"><text:a xlink:type="simple" xlink:href="http://www.vishalchovatiya.com/memory-layout-of-cpp-object/#Memory_Layout_of_an_Object_With_Multiple_Inheritances_Virtual_Function" text:style-name="Internet_20_link" text:visited-style-name="Visited_20_Internet_20_Link">4 Memory Layout of an Object With Multiple Inheritances &amp; Virtual Function</text:a></text:p>
          </text:list-item>
          <text:list-item>
            <text:p text:style-name="P4"><text:a xlink:type="simple" xlink:href="http://www.vishalchovatiya.com/memory-layout-of-cpp-object/#Layout_of_Object_Having_Virtual_Inheritance" text:style-name="Internet_20_link" text:visited-style-name="Visited_20_Internet_20_Link">5 Layout of Object Having Virtual Inheritance</text:a></text:p>
          </text:list-item>
        </text:list>
      </text:section>
      <text:h text:style-name="Heading_20_3" text:outline-level="3"><text:bookmark text:name="Memory_Layout_of_Simple_Non-Polymorphic_Object_in_C"/>Memory Layout of <text:span text:style-name="T12">Simple &amp; Non-Polymorphic Object</text:span> in C++</text:h>
      <text:p text:style-name="P20">class X {</text:p>
      <text:p text:style-name="P20">int x;</text:p>
      <text:p text:style-name="P20">float xx;</text:p>
      <text:p text:style-name="P20">public:</text:p>
      <text:p text:style-name="P20">X() {}</text:p>
      <text:p text:style-name="P20">~X() {}</text:p>
      <text:p text:style-name="P20">void printInt() {}</text:p>
      <text:p text:style-name="P20">void printFloat() {}</text:p>
      <text:p text:style-name="Text_20_body"><text:soft-page-break/>};</text:p>
      <text:list xml:id="list3544535361" text:style-name="L2">
        <text:list-item>
          <text:p text:style-name="P5">Memory layout:</text:p>
        </text:list-item>
      </text:list>
      <text:p text:style-name="P20">| | </text:p>
      <text:p text:style-name="P20">|------------------------| &lt;------ X class object memory layout</text:p>
      <text:p text:style-name="P20">| int X::x |</text:p>
      <text:p text:style-name="P20">|------------------------| <text:span text:style-name="T12">stack</text:span> segment</text:p>
      <text:p text:style-name="P20">| float X::xx | | </text:p>
      <text:p text:style-name="P20">|------------------------| |</text:p>
      <text:p text:style-name="P20">| | \|/</text:p>
      <text:p text:style-name="P20">| | </text:p>
      <text:p text:style-name="P20">| |</text:p>
      <text:p text:style-name="P20">------|------------------------|----------------</text:p>
      <text:p text:style-name="P20">| X::X() | </text:p>
      <text:p text:style-name="P20">|------------------------| | </text:p>
      <text:p text:style-name="P20">| X::~X() | |</text:p>
      <text:p text:style-name="P20">|------------------------| \|/</text:p>
      <text:p text:style-name="P20">| X::printInt()<text:tab/><text:tab/> | <text:tab/><text:span text:style-name="T12">text</text:span> segment</text:p>
      <text:p text:style-name="P20">|------------------------|</text:p>
      <text:p text:style-name="P20">| X::printFloat() |</text:p>
      <text:p text:style-name="P20">|------------------------|</text:p>
      <text:p text:style-name="Text_20_body">| | </text:p>
      <text:list xml:id="list3930364630" text:style-name="L3">
        <text:list-item>
          <text:p text:style-name="P22">In conclusion of the above example, <text:span text:style-name="T12">only data members got the space in the stack</text:span>. </text:p>
        </text:list-item>
        <text:list-item>
          <text:p text:style-name="P6">In addition, all other methods, constructor, destructor &amp; <text:a xlink:type="simple" xlink:href="http://www.vishalchovatiya.com/inside-the-cpp-object-model/" office:target-frame-name="_blank" xlink:show="new" text:style-name="Internet_20_link" text:visited-style-name="Visited_20_Internet_20_Link"><text:span text:style-name="T3">compiler augmented code </text:span></text:a>goes into the <text:a xlink:type="simple" xlink:href="http://www.vishalchovatiya.com/how-c-program-stored-in-ram-memory/" office:target-frame-name="_blank" xlink:show="new" text:style-name="Internet_20_link" text:visited-style-name="Visited_20_Internet_20_Link"><text:span text:style-name="T4">text segment</text:span></text:a>. These methods are then called &amp; passed <text:span text:style-name="Source_20_Text">this</text:span> pointer implicitly of calling object in its 1st argument which we have already discussed in <text:a xlink:type="simple" xlink:href="http://www.vishalchovatiya.com/how-cpp-object-used-internally-in-the-executable/" office:target-frame-name="_blank" xlink:show="new" text:style-name="Internet_20_link" text:visited-style-name="Visited_20_Internet_20_Link"><text:span text:style-name="T5">Inside The C++ Object Model</text:span></text:a>.</text:p>
        </text:list-item>
      </text:list>
      <text:h text:style-name="Heading_20_3" text:outline-level="3"><text:bookmark text:name="Layout_of_an_Object_With_Virtual_Function_Static_Data_Member"/>Layout of an Object With <text:span text:style-name="T12">Virtual Function</text:span> &amp; <text:span text:style-name="T12">Static Data Member</text:span></text:h>
      <text:p text:style-name="P20">class X {</text:p>
      <text:p text:style-name="P20">int x;</text:p>
      <text:p text:style-name="P20">float xx;</text:p>
      <text:p text:style-name="P30">static int count;</text:p>
      <text:p text:style-name="P20">public:</text:p>
      <text:p text:style-name="P20">X() {}</text:p>
      <text:p text:style-name="P30">virtual ~X() {}</text:p>
      <text:p text:style-name="P30">virtual void printAll() {}</text:p>
      <text:p text:style-name="P20">void printInt() {}</text:p>
      <text:p text:style-name="P20">void printFloat() {}</text:p>
      <text:p text:style-name="P20">static void printCount() {}</text:p>
      <text:p text:style-name="Text_20_body">};</text:p>
      <text:list xml:id="list3906332939" text:style-name="L4">
        <text:list-item>
          <text:p text:style-name="P7">Memory layout:</text:p>
        </text:list-item>
      </text:list>
      <text:p text:style-name="P20">| | </text:p>
      <text:p text:style-name="P20">|------------------------| &lt;------ X class object memory layout</text:p>
      <text:p text:style-name="P20">| int X::x <text:tab/><text:tab/>| <text:span text:style-name="T12">stack</text:span> |------------------------|</text:p>
      <text:p text:style-name="P20"><text:soft-page-break/>| | float X::xx <text:tab/><text:tab/>| </text:p>
      <text:p text:style-name="P20">| |------------------------| |-------|--------------------------|</text:p>
      <text:p text:style-name="P20">| | X::_vptr |------| <text:tab/><text:tab/>| type_info X |</text:p>
      <text:p text:style-name="P20">\|/ |------------------------|<text:tab/> |--------------------------|</text:p>
      <text:p text:style-name="P20">| o <text:tab/><text:tab/><text:tab/>|<text:tab/> | address of X::~X() |</text:p>
      <text:p text:style-name="P20">| o <text:tab/><text:tab/><text:tab/>| <text:tab/>|--------------------------|</text:p>
      <text:p text:style-name="P20">| o<text:tab/><text:tab/><text:tab/> | <text:tab/>| address of X::printAll() |</text:p>
      <text:p text:style-name="P20">|<text:tab/><text:tab/><text:tab/> | <text:tab/>|--------------------------|</text:p>
      <text:p text:style-name="P20">| <text:tab/><text:tab/><text:tab/>|</text:p>
      <text:p text:style-name="P20">------|------------------------|------------</text:p>
      <text:p text:style-name="P20">| static int X::count |<text:tab/> /|\</text:p>
      <text:p text:style-name="P20">|------------------------|<text:tab/> <text:s/>|</text:p>
      <text:p text:style-name="P20">| o<text:tab/><text:tab/><text:tab/> | <text:span text:style-name="T12">data</text:span> segment </text:p>
      <text:p text:style-name="P20">| o<text:tab/><text:tab/><text:tab/> | |</text:p>
      <text:p text:style-name="P20">|<text:tab/><text:tab/><text:tab/> | \|/</text:p>
      <text:p text:style-name="P20">------|------------------------|------------</text:p>
      <text:p text:style-name="P20">| X::X() | </text:p>
      <text:p text:style-name="P20">|------------------------| | </text:p>
      <text:p text:style-name="P20">| X::~X() | |</text:p>
      <text:p text:style-name="P20">|------------------------| | </text:p>
      <text:p text:style-name="P20">| X::printAll() | \|/ </text:p>
      <text:p text:style-name="P20">|------------------------| <text:span text:style-name="T12">text</text:span> segment</text:p>
      <text:p text:style-name="P20">| X::printInt() |</text:p>
      <text:p text:style-name="P20">|------------------------|</text:p>
      <text:p text:style-name="P20">| X::printFloat() |</text:p>
      <text:p text:style-name="P20">|------------------------|</text:p>
      <text:p text:style-name="P20">| static X::printCount() |</text:p>
      <text:p text:style-name="P20">|------------------------|</text:p>
      <text:p text:style-name="Text_20_body">| |</text:p>
      <text:list xml:id="list234995022" text:style-name="L5">
        <text:list-item>
          <text:p text:style-name="P23">As you can see above, all non-static data members got the space into the stack .</text:p>
        </text:list-item>
        <text:list-item>
          <text:p text:style-name="P23">And<text:span text:style-name="T12"> static data member got the space into the data segment of memory</text:span>. Which access with <text:span text:style-name="T12">scope resolution</text:span> operator(i.e. <text:span text:style-name="Source_20_Text">::</text:span>). But after compilation, there is nothing like scope &amp; namespace. Because, its just name mangling performed by the compiler, everything referred by its absolute or relative address. You can read more about name mangling in C++ <text:a xlink:type="simple" xlink:href="https://www.google.com/url?sa=t&amp;rct=j&amp;q=&amp;esrc=s&amp;source=web&amp;cd=2&amp;cad=rja&amp;uact=8&amp;ved=2ahUKEwjloqrohPToAhXDILcAHU4eC4kQFjABegQIDhAD&amp;url=https%3A%2F%2Fwww.ibm.com%2Fsupport%2Fknowledgecenter%2Fssw_ibm_i_72%2Frzarg%2Fname_mangling.htm&amp;usg=AOvVaw1JsTeSnCRnH6Cm-FjtqOUq" office:target-frame-name="_blank" xlink:show="new" text:style-name="Internet_20_link" text:visited-style-name="Visited_20_Internet_20_Link"><text:span text:style-name="T1">here</text:span></text:a>.</text:p>
        </text:list-item>
        <text:list-item>
          <text:p text:style-name="P23">Moreover, static methods go into the text segment and called with the scope resolution operator. <text:span text:style-name="T12">Except for </text:span><text:span text:style-name="Source_20_Text"><text:span text:style-name="T12">this</text:span></text:span><text:span text:style-name="T12"> pointer which is not passed in its argument</text:span>.</text:p>
          <text:p text:style-name="P31">Static value only has scope <text:span text:style-name="T20">and </text:span>no this pointer since its not associated with <text:span text:style-name="T20">any particular object/ instance</text:span></text:p>
        </text:list-item>
        <text:list-item>
          <text:p text:style-name="P23">For <text:span text:style-name="T12">virtual keyword, the compiler automatically inserts pointer(</text:span><text:span text:style-name="Source_20_Text"><text:span text:style-name="T12">_vptr</text:span></text:span><text:span text:style-name="T12">) to a virtual table</text:span> into the object memory representation. So it <text:span text:style-name="T12">transforms direct function calling in an indirect call</text:span>(i.e. <text:span text:style-name="T12">dynamic dispatch</text:span> which I have discussed in <text:a xlink:type="simple" xlink:href="http://www.vishalchovatiya.com/part-1-all-about-virtual-keyword-in-cpp-how-virtual-function-works-internally/" office:target-frame-name="_blank" xlink:show="new" text:style-name="Internet_20_link" text:visited-style-name="Visited_20_Internet_20_Link"><text:span text:style-name="T5">How Does Virtual Function Works Internally?</text:span></text:a>). Usually, virtual table created statically per class in the data segment, but it also depends on compiler implementation.</text:p>
        </text:list-item>
        <text:list-item>
          <text:p text:style-name="P23"><text:soft-page-break/>In a virtual table, 1st entry points to a <text:a xlink:type="simple" xlink:href="http://www.cplusplus.com/reference/typeinfo/type_info/" office:target-frame-name="_blank" xlink:show="new" text:style-name="Internet_20_link" text:visited-style-name="Visited_20_Internet_20_Link"><text:span text:style-name="Source_20_Text">type_info</text:span></text:a> object which contains information related to current class &amp; DAG(<text:a xlink:type="simple" xlink:href="https://www.google.com/url?sa=t&amp;rct=j&amp;q=&amp;esrc=s&amp;source=web&amp;cd=9&amp;cad=rja&amp;uact=8&amp;ved=2ahUKEwjO_sWYgPToAhU4yzgGHfyzAGkQFjAIegQIARAB&amp;url=https%3A%2F%2Fen.wikipedia.org%2Fwiki%2FDirected_acyclic_graph&amp;usg=AOvVaw1mxaV0fpCPG1RAZSFIC5oJ" office:target-frame-name="_blank" xlink:show="new" text:style-name="Internet_20_link" text:visited-style-name="Visited_20_Internet_20_Link">Directed Acyclic Graph</text:a>) of other base classes if it is derived from them.</text:p>
        </text:list-item>
        <text:list-item>
          <text:p text:style-name="P8">I have not mentioned the data type of <text:span text:style-name="Source_20_Text">_vptr</text:span> because the standard does not mention(even I don’t know that).</text:p>
        </text:list-item>
      </text:list>
      <text:h text:style-name="Heading_20_3" text:outline-level="3"><text:bookmark text:name="Layout_of_C_Object_With_Inheritance"/>Layout of C++ Object With <text:span text:style-name="T12">Inheritance</text:span></text:h>
      <text:p text:style-name="P20">class X {</text:p>
      <text:p text:style-name="P20">int x;</text:p>
      <text:p text:style-name="P20">string str;</text:p>
      <text:p text:style-name="P20">public:</text:p>
      <text:p text:style-name="P20">X() {}</text:p>
      <text:p text:style-name="P20">virtual ~X() {}</text:p>
      <text:p text:style-name="P20">virtual void printAll() {}</text:p>
      <text:p text:style-name="P20">};</text:p>
      <text:p text:style-name="P20">class Y <text:span text:style-name="T12">: public X </text:span>{</text:p>
      <text:p text:style-name="P20">int y;</text:p>
      <text:p text:style-name="P20">public:</text:p>
      <text:p text:style-name="P20">Y() {}</text:p>
      <text:p text:style-name="P20">~Y() {}</text:p>
      <text:p text:style-name="P20">void printAll() {}</text:p>
      <text:p text:style-name="Text_20_body">};</text:p>
      <text:list xml:id="list1809211189" text:style-name="L6">
        <text:list-item>
          <text:p text:style-name="P9">Memory layout:</text:p>
        </text:list-item>
      </text:list>
      <text:p text:style-name="P20">| | </text:p>
      <text:p text:style-name="P20">|------------------------------| &lt;------<text:span text:style-name="T12"> Y class object memory layout</text:span></text:p>
      <text:p text:style-name="P20">| int X::x <text:tab/><text:tab/> <text:s text:c="4"/>|stack |------------------------------|</text:p>
      <text:p text:style-name="P20">| <text:tab/>| int string::len <text:s text:c="5"/>|</text:p>
      <text:p text:style-name="P20">| |string X::str --------------|<text:tab/><text:span text:style-name="T12">//</text:span><text:span text:style-name="T14">string datatype made up of int len and char* str</text:span></text:p>
      <text:p text:style-name="P20">| <text:tab/>| char* string::str <text:s/>| </text:p>
      <text:p text:style-name="P20">\|/ |------------------------------| |-------|--------------------------|</text:p>
      <text:p text:style-name="P20">| X::_vptr <text:tab/><text:tab/><text:tab/>|------|<text:tab/>| type_info Y |</text:p>
      <text:p text:style-name="P20">|------------------------------|<text:tab/> |--------------------------|</text:p>
      <text:p text:style-name="P20">| int Y::y <text:tab/><text:tab/> <text:s text:c="3"/>| <text:tab/>| address of Y::~Y() |</text:p>
      <text:p text:style-name="P20">|------------------------------|<text:tab/> |--------------------------|</text:p>
      <text:p text:style-name="P20">| o <text:tab/><text:tab/><text:tab/> <text:s text:c="3"/>| | address of Y::printAll() |</text:p>
      <text:p text:style-name="P20">| o <text:tab/><text:tab/><text:tab/> <text:s text:c="3"/>| |--------------------------|</text:p>
      <text:p text:style-name="P20">| o <text:tab/><text:tab/><text:tab/> <text:s text:c="3"/>| </text:p>
      <text:p text:style-name="P20">------|------------------------------|--------</text:p>
      <text:p text:style-name="P20">| X::X() | </text:p>
      <text:p text:style-name="P20">|------------------------------| | </text:p>
      <text:p text:style-name="P20">| X::~X()<text:tab/><text:tab/> <text:s text:c="4"/>| |<text:tab/><text:tab/><text:span text:style-name="T12">//</text:span><text:span text:style-name="T14">just text, called using X::vptr -&gt; addr of Y::~Y()</text:span></text:p>
      <text:p text:style-name="P32">|------------------------------| | <text:tab/><text:tab/></text:p>
      <text:p text:style-name="P32">| X::printAll()<text:tab/><text:tab/> <text:s text:c="4"/>| \|/ <text:tab/><text:tab/><text:span text:style-name="T12">//</text:span><text:span text:style-name="T14">just text, called using X::vptr -&gt; addr of Y::printAll()</text:span></text:p>
      <text:p text:style-name="P20">|------------------------------| text segment</text:p>
      <text:p text:style-name="P20"><text:soft-page-break/>| Y::Y() |</text:p>
      <text:p text:style-name="P20">|------------------------------|</text:p>
      <text:p text:style-name="P20">| Y::~Y() |</text:p>
      <text:p text:style-name="P20">|------------------------------|</text:p>
      <text:p text:style-name="P20">| Y::printAll() |</text:p>
      <text:p text:style-name="P20">|------------------------------|</text:p>
      <text:p text:style-name="P20">| string::string() |</text:p>
      <text:p text:style-name="P20">|------------------------------|</text:p>
      <text:p text:style-name="P20">| string::~string() |</text:p>
      <text:p text:style-name="P20">|------------------------------|</text:p>
      <text:p text:style-name="P20">| string::length() |</text:p>
      <text:p text:style-name="P20">|------------------------------|</text:p>
      <text:p text:style-name="P20">| o |</text:p>
      <text:p text:style-name="P20">| o |</text:p>
      <text:p text:style-name="P20">| o |</text:p>
      <text:p text:style-name="Text_20_body">| |</text:p>
      <text:list xml:id="list3359706744" text:style-name="L7">
        <text:list-item>
          <text:p text:style-name="P24">In the inheritance model, a base class &amp; data member classes are a subobject of a derived class. So, a resultant memory map looks like the above diagram.</text:p>
        </text:list-item>
        <text:list-item>
          <text:p text:style-name="P10"><text:span text:style-name="T12">Virtual table with all overridden virtual functions and code to assign </text:span><text:span text:style-name="Source_20_Text"><text:span text:style-name="T12">_vptr</text:span></text:span><text:span text:style-name="T12"> with the virtual table is generated in the constructor of the class by the compiler</text:span>. I have written more on this topic in the <text:a xlink:type="simple" xlink:href="http://www.vishalchovatiya.com/part-1-all-about-virtual-keyword-in-cpp-how-virtual-function-works-internally/" office:target-frame-name="_blank" xlink:show="new" text:style-name="Internet_20_link" text:visited-style-name="Visited_20_Internet_20_Link"><text:span text:style-name="T6">virtual function series</text:span></text:a>.</text:p>
        </text:list-item>
      </text:list>
      <text:h text:style-name="Heading_20_3" text:outline-level="3"><text:bookmark text:name="Memory_Layout_of_an_Object_With_Multiple_Inheritances_Virtual_Function"/>Memory Layout of an Object With <text:span text:style-name="T12">Multiple Inheritances &amp; Virtual Function</text:span></text:h>
      <text:p text:style-name="P20">class X {</text:p>
      <text:p text:style-name="P20">public:</text:p>
      <text:p text:style-name="P20">int x;</text:p>
      <text:p text:style-name="P20">virtual ~X() {}</text:p>
      <text:p text:style-name="P20">virtual void printX() {}</text:p>
      <text:p text:style-name="P20">};</text:p>
      <text:p text:style-name="P20">class Y {</text:p>
      <text:p text:style-name="P20">public:</text:p>
      <text:p text:style-name="P20">int y;</text:p>
      <text:p text:style-name="P20">virtual ~Y() {}</text:p>
      <text:p text:style-name="P20">virtual void printY() {}</text:p>
      <text:p text:style-name="P20">};</text:p>
      <text:p text:style-name="P20">class Z <text:span text:style-name="T12">: public X, public Y</text:span> {</text:p>
      <text:p text:style-name="P20">public:</text:p>
      <text:p text:style-name="P20">int z;</text:p>
      <text:p text:style-name="P20">~Z() {}</text:p>
      <text:p text:style-name="P20">void printX() {}</text:p>
      <text:p text:style-name="P20">void printY() {}</text:p>
      <text:p text:style-name="P20">void printZ() {}</text:p>
      <text:p text:style-name="Text_20_body">};</text:p>
      <text:list xml:id="list2816838349" text:style-name="L8">
        <text:list-item>
          <text:p text:style-name="P11">Memory layout:</text:p>
        </text:list-item>
      </text:list>
      <text:p text:style-name="P20"><text:soft-page-break/>| | </text:p>
      <text:p text:style-name="P20">|------------------------------| &lt;------ <text:span text:style-name="T12">Z class object memory layout</text:span></text:p>
      <text:p text:style-name="P28"><text:s/>| int X::x <text:tab/><text:tab/> <text:s text:c="4"/>| <text:tab/>stack </text:p>
      <text:p text:style-name="P20">| |------------------------------| <text:tab/>|--------------------------| </text:p>
      <text:p text:style-name="P20">| | X:: _vptr <text:tab/><text:tab/> <text:s text:c="4"/>|---&gt;| type_info Z <text:tab/><text:tab/>|</text:p>
      <text:p text:style-name="P20">| |------------------------------| <text:tab/>|--------------------------|</text:p>
      <text:p text:style-name="P20">\|/ | int Y::y <text:tab/><text:tab/> <text:s text:c="6"/>|<text:tab/> | address of Z::~Z() |</text:p>
      <text:p text:style-name="P20">|------------------------------| <text:tab/>|--------------------------|</text:p>
      <text:p text:style-name="P28">| <text:tab/><text:tab/><text:tab/> <text:s text:c="3"/>|<text:tab/>| address of Z::printX() | </text:p>
      <text:p text:style-name="P28">| <text:tab/><text:tab/><text:tab/> <text:s text:c="3"/>|<text:tab/>|--------GUARD_AREA--------|</text:p>
      <text:p text:style-name="P28">| Y:: _vptr <text:tab/><text:tab/> <text:s text:c="4"/>|---<text:span text:style-name="T9">&gt;</text:span> | |--------------------------|</text:p>
      <text:p text:style-name="P28">|------------------------------<text:span text:style-name="T9">|</text:span>----&gt;| type_info Z <text:tab/><text:tab/>| <text:tab/></text:p>
      <text:p text:style-name="P28">| int Z::z | | <text:s/><text:tab/><text:tab/><text:tab/>| |--------------------------|</text:p>
      <text:p text:style-name="P28">|------------------------------|<text:tab/>| address of Z::~Z() | </text:p>
      <text:p text:style-name="P28">| o <text:tab/><text:tab/><text:tab/> <text:s text:c="4"/>|<text:tab/>|--------------------------| </text:p>
      <text:p text:style-name="P28">| o <text:tab/><text:tab/><text:tab/> <text:s text:c="4"/>| ---- | address of Z::printY() |</text:p>
      <text:p text:style-name="P28">| o <text:tab/><text:tab/><text:tab/> <text:s text:c="4"/>| |<text:tab/>--------------------------|</text:p>
      <text:p text:style-name="P20">| <text:tab/><text:tab/><text:tab/> <text:s text:c="4"/>|<text:tab/> </text:p>
      <text:p text:style-name="P20">------|------------------------------|</text:p>
      <text:p text:style-name="P32">| X::~X() | | |---------------------| text segment <text:span text:style-name="T12">/</text:span><text:span text:style-name="T14">just text, called using X::vptr -&gt; addr of Z::~Z()</text:span><text:tab/></text:p>
      <text:p text:style-name="P20">|------------------------------| | <text:tab/><text:tab/><text:tab/></text:p>
      <text:p text:style-name="P32">| X::printX() | | <text:tab/><text:tab/><text:tab/><text:tab/><text:span text:style-name="T12">/</text:span><text:span text:style-name="T14">just text, called using X::vptr -&gt; addr of Z::printZ()</text:span></text:p>
      <text:p text:style-name="P20">|------------------------------| | </text:p>
      <text:p text:style-name="P32">| Y::~Y() | \|/ <text:tab/><text:tab/><text:tab/><text:tab/><text:tab/><text:span text:style-name="T12">/</text:span><text:span text:style-name="T14">just text, called using Y::vptr -&gt; addr of Z::~Z()</text:span></text:p>
      <text:p text:style-name="P20">|------------------------------| </text:p>
      <text:p text:style-name="P32">| Y::printY() | <text:tab/><text:tab/><text:tab/><text:tab/><text:tab/><text:span text:style-name="T12">/</text:span><text:span text:style-name="T14">just text, called using Y::vptr -&gt; addr of Z::printZ()</text:span></text:p>
      <text:p text:style-name="P20">|------------------------------| </text:p>
      <text:p text:style-name="P20">| Z::~Z() | </text:p>
      <text:p text:style-name="P20">|------------------------------| </text:p>
      <text:p text:style-name="P20">| Z::printX() | </text:p>
      <text:p text:style-name="P20">|------------------------------| </text:p>
      <text:p text:style-name="P20">| Z::printY() | </text:p>
      <text:p text:style-name="P20">|------------------------------| </text:p>
      <text:p text:style-name="P20">| Z::printZ() | </text:p>
      <text:p text:style-name="P20">|------------------------------| </text:p>
      <text:p text:style-name="P20">| o | </text:p>
      <text:p text:style-name="P20">| o | </text:p>
      <text:p text:style-name="Text_20_body">| | </text:p>
      <text:list xml:id="list1404238568" text:style-name="L9">
        <text:list-item>
          <text:p text:style-name="P25">In multiple inheritance hierarchy, an<text:span text:style-name="T12"> exact number of the virtual table pointer</text:span>(<text:span text:style-name="Source_20_Text">_vptr</text:span>) created will be <text:span text:style-name="T12">N-1</text:span>, where <text:span text:style-name="T12">N represents the number of classes</text:span>.</text:p>
        </text:list-item>
        <text:list-item>
          <text:p text:style-name="P25">Now, the rest of the things will be easy to understand for you, I guess so.</text:p>
        </text:list-item>
        <text:list-item>
          <text:p text:style-name="P12">If you try to call a method of class <text:span text:style-name="Source_20_Text">Z</text:span> using any base class pointer, then it will call using the respective virtual table. As an example:</text:p>
        </text:list-item>
      </text:list>
      <text:p text:style-name="P20">// <text:span text:style-name="T21">base ptr to derived class</text:span></text:p>
      <text:p text:style-name="P20">Y *y_ptr = new Z;</text:p>
      <text:p text:style-name="P20"><text:soft-page-break/>y_ptr-&gt;printY(); // OK</text:p>
      <text:p text:style-name="Text_20_body">y_ptr-&gt;printZ(); // Not OK, as virtual table of class Y doesn't have address of printZ() method</text:p>
      <text:p text:style-name="P18">Y has no printZ</text:p>
      <text:list xml:id="list3027817480" text:style-name="L10">
        <text:list-item>
          <text:p text:style-name="P26">In the above code, <text:span text:style-name="Source_20_Text">y_ptr</text:span> will point to subobject of class Y within the complete <text:span text:style-name="Source_20_Text">Z</text:span> object.</text:p>
        </text:list-item>
        <text:list-item>
          <text:p text:style-name="P13">As a result, call to any method for say <text:span text:style-name="Source_20_Text"><text:span text:style-name="T12">y_ptr-&gt;printY()</text:span></text:span><text:span text:style-name="Source_20_Text">;</text:span> using <text:span text:style-name="Source_20_Text">y_ptr</text:span> will be resolved like:</text:p>
        </text:list-item>
      </text:list>
      <text:p text:style-name="P19">( *y_ptr-&gt;_vtbl[ 2 ] )( y_ptr ) <text:tab/><text:tab/>//<text:span text:style-name="T22">func ptr to 2 index in vtable with “this” as arg</text:span></text:p>
      <text:list xml:id="list1871789824" text:style-name="L11">
        <text:list-item>
          <text:p text:style-name="P14">You must be wondering why I have passed <text:span text:style-name="Source_20_Text">y_ptr</text:span> as an argument here. It’s because of an implicit <text:span text:style-name="Source_20_Text">this</text:span> pointer, you can learn about it <text:a xlink:type="simple" xlink:href="http://www.vishalchovatiya.com/how-cpp-object-used-internally-in-the-executable/" office:target-frame-name="_blank" xlink:show="new" text:style-name="Internet_20_link" text:visited-style-name="Visited_20_Internet_20_Link"><text:span text:style-name="T7">here</text:span></text:a>.</text:p>
        </text:list-item>
      </text:list>
      <text:h text:style-name="Heading_20_3" text:outline-level="3"><text:bookmark text:name="Layout_of_Object_Having_Virtual_Inheritance"/>Layout of Object Having<text:span text:style-name="T12"> Virtual Inheritance</text:span></text:h>
      <text:p text:style-name="P20">class X { int x; };</text:p>
      <text:p text:style-name="P20">class Y : public virtual X { int y; };</text:p>
      <text:p text:style-name="P20">class Z : public virtual X { int z; };</text:p>
      <text:p text:style-name="Text_20_body">class A : public Y, public Z { int a; };</text:p>
      <text:p text:style-name="Text_20_body"/>
      <text:p text:style-name="Text_20_body"/>
      <text:p text:style-name="Text_20_body"/>
      <text:p text:style-name="Text_20_body"/>
      <text:list xml:id="list3287716160" text:style-name="L12">
        <text:list-item>
          <text:p text:style-name="P15">Memory layout:</text:p>
        </text:list-item>
      </text:list>
      <text:p text:style-name="P20">| | </text:p>
      <text:p text:style-name="P20">Y class ------&gt; |----------------| &lt;------ A class object memory layout</text:p>
      <text:p text:style-name="P20">sub-object <text:tab/>| Y::y <text:tab/><text:tab/>| </text:p>
      <text:p text:style-name="P20"><text:tab/><text:tab/>|----------------| <text:span text:style-name="T22">4</text:span><text:tab/>|------------------| </text:p>
      <text:p text:style-name="P20"><text:tab/><text:tab/>| Y::_vptr_Y |--------<text:span text:style-name="T10">&gt;</text:span><text:tab/>| offset of X | <text:tab/><text:tab/>// offset(20) starts from Y </text:p>
      <text:p text:style-name="P20">Z class ------&gt; |----------------| <text:span text:style-name="T22">8</text:span><text:tab/> |------------------| </text:p>
      <text:p text:style-name="P20">sub-object <text:tab/>| Z::z <text:tab/><text:tab/>| <text:tab/>| ..... <text:tab/><text:tab/>| </text:p>
      <text:p text:style-name="P20"><text:tab/><text:tab/>|----------------| <text:span text:style-name="T22">12,4</text:span><text:tab/>|------------------| </text:p>
      <text:p text:style-name="P29"><text:tab/><text:tab/>| Z::_vptr_Z |------<text:span text:style-name="T10">&gt;</text:span><text:tab/>| offset of X <text:tab/>| <text:tab/>// offset(12) starts from Z</text:p>
      <text:p text:style-name="P29"><text:tab/><text:tab/>|----------------| <text:span text:style-name="T22">16,8</text:span><text:tab/>|------------------| </text:p>
      <text:p text:style-name="P29">A sub-object&gt; | A::a<text:tab/><text:tab/>| <text:tab/>| ..... <text:tab/><text:tab/>|</text:p>
      <text:p text:style-name="P29"><text:tab/><text:tab/>|----------------| <text:span text:style-name="T22">20,12</text:span><text:tab/>|------------------| </text:p>
      <text:p text:style-name="P20">X class -------&gt; | X::x <text:tab/><text:tab/>| </text:p>
      <text:p text:style-name="P20">shared <text:tab/><text:tab/>|----------------| </text:p>
      <text:p text:style-name="Text_20_body">sub-object <text:tab/> </text:p>
      <text:list xml:id="list1904668227" text:style-name="L13">
        <text:list-item>
          <text:p text:style-name="P27">Memory representation of derived class having one or more virtual base class divides into two regions:</text:p>
          <text:list>
            <text:list-item>
              <text:p text:style-name="P27">an invariant region</text:p>
            </text:list-item>
            <text:list-item>
              <text:p text:style-name="P27">a shared region</text:p>
            </text:list-item>
          </text:list>
        </text:list-item>
        <text:list-item>
          <text:p text:style-name="P27"><text:soft-page-break/>Data within the invariant region remains at a <text:span text:style-name="T12">fixed offset from the start of the object</text:span> regardless of subsequent derivations.</text:p>
        </text:list-item>
        <text:list-item>
          <text:p text:style-name="P16">However, <text:span text:style-name="T12">shared region</text:span> contains a virtual base class and it <text:span text:style-name="T12">fluctuates</text:span> with subsequent derivation &amp; order of derivation. I have <text:span text:style-name="T12">discussed more on this in </text:span><text:a xlink:type="simple" xlink:href="http://www.vishalchovatiya.com/part-2-all-about-virtual-keyword-in-cpp-how-virtual-class-works-internally/" office:target-frame-name="_blank" xlink:show="new" text:style-name="Internet_20_link" text:visited-style-name="Visited_20_Internet_20_Link"><text:span text:style-name="T8">How Does Virtual Inheritance Works?</text:span></text:a><text:span text:style-name="T12">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Consolas, " svg:font-family="'Consolas,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1T11:54:14.525711673</meta:creation-date>
    <dc:date>2020-08-21T13:11:05.134214293</dc:date>
    <meta:editing-duration>PT1M17S</meta:editing-duration>
    <meta:editing-cycles>1</meta:editing-cycles>
    <meta:document-statistic meta:table-count="0" meta:image-count="0" meta:object-count="0" meta:page-count="8" meta:paragraph-count="264" meta:word-count="1758" meta:character-count="10683" meta:non-whitespace-character-count="9008"/>
    <meta:generator>LibreOffice/6.3.5.2$Linux_X86_64 LibreOffice_project/30$Build-2</meta:generator>
  </office:meta>
</office:document-meta>
</file>